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3270b" officeooo:paragraph-rsid="0003270b" style:font-size-asian="15pt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使用高效缓冲区流来拷贝文件</text:span>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tab/><text:tab/>kaobe();</text:p>
      <text:p text:style-name="P1"><text:tab/>}</text:p>
      <text:p text:style-name="P1"><text:s text:c="4"/>public static void kaobe(){</text:p>
      <text:p text:style-name="P1"><text:s text:c="4"/><text:tab/>//创建字符输入流</text:p>
      <text:p text:style-name="P1"><text:s text:c="4"/><text:tab/>FileReader fr=null;</text:p>
      <text:p text:style-name="P1"><text:s text:c="4"/><text:tab/>//创建字符输出流</text:p>
      <text:p text:style-name="P1"><text:s text:c="4"/><text:tab/>FileWriter fw=null;</text:p>
      <text:p text:style-name="P1"><text:s text:c="4"/><text:tab/>//创建高效缓冲区输入流</text:p>
      <text:p text:style-name="P1"><text:s text:c="4"/><text:tab/>BufferedReader br=null;</text:p>
      <text:p text:style-name="P1"><text:s text:c="4"/><text:tab/>//创建高效缓冲区输出流</text:p>
      <text:p text:style-name="P1"><text:s text:c="4"/><text:tab/>BufferedWriter bw=null;</text:p>
      <text:p text:style-name="P1"><text:s text:c="4"/><text:tab/>try {</text:p>
      <text:p text:style-name="P1"><text:tab/><text:tab/><text:tab/> fr=new FileReader("src/ruliu/stuy/CopyFile.java");</text:p>
      <text:p text:style-name="P1"><text:tab/><text:tab/><text:tab/> fw=new FileWriter("CopyFile.java");</text:p>
      <text:p text:style-name="P1"><text:tab/><text:tab/><text:tab/> //把文件传入高效缓冲输入流</text:p>
      <text:p text:style-name="P1"><text:tab/><text:tab/><text:tab/> br=new BufferedReader(fr);</text:p>
      <text:p text:style-name="P1"><text:tab/><text:tab/><text:tab/> //把文件传入高效缓冲输出流</text:p>
      <text:p text:style-name="P1"><text:tab/><text:tab/><text:tab/> bw=new BufferedWriter(fw);</text:p>
      <text:p text:style-name="P1"><text:tab/><text:tab/><text:tab/> //使用高效缓冲区的readLine来读取文件</text:p>
      <text:p text:style-name="P1"><text:tab/> <text:s text:c="2"/>String line=null;</text:p>
      <text:p text:style-name="P1"><text:tab/> <text:s/>while((line=br.readLine())!=null){</text:p>
      <text:p text:style-name="P1"><text:tab/><text:tab/> <text:s/>bw.write(line);</text:p>
      <text:p text:style-name="P1"><text:tab/><text:tab/> <text:s/>//加入换行</text:p>
      <text:p text:style-name="P1"><text:tab/><text:tab/> <text:s/>bw.newLine();</text:p>
      <text:p text:style-name="P1"><text:tab/> <text:s/>}</text:p>
      <text:p text:style-name="P1"><text:tab/><text:tab/><text:tab/> bw.flush();</text:p>
      <text:p text:style-name="P1"><text:tab/><text:tab/>} catch (FileNotFound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catch(IOException e){</text:p>
      <text:p text:style-name="P1"><text:tab/><text:tab/><text:tab/>e.printStackTrace();</text:p>
      <text:p text:style-name="P1"><text:tab/><text:tab/>}finally{</text:p>
      <text:p text:style-name="P1"><text:tab/><text:tab/><text:tab/><text:tab/>try {</text:p>
      <text:p text:style-name="P1"><text:tab/><text:tab/><text:tab/><text:tab/><text:tab/>if(bw!=null)</text:p>
      <text:p text:style-name="P1"><text:tab/><text:tab/><text:tab/><text:tab/><text:tab/>bw.close();</text:p>
      <text:p text:style-name="P1"><text:tab/><text:tab/><text:tab/><text:tab/><text:tab/>if(br!=null)</text:p>
      <text:p text:style-name="P1"><text:tab/><text:tab/><text:tab/><text:tab/><text:tab/><text:tab/>br.close();</text:p>
      <text:p text:style-name="P1"><text:tab/><text:tab/><text:tab/><text:tab/>} catch (IOException e) {</text:p>
      <text:p text:style-name="P1"><text:soft-page-break/><text:tab/><text:tab/><text:tab/><text:tab/><text:tab/>// TODO Auto-generated catch block</text:p>
      <text:p text:style-name="P1"><text:tab/><text:tab/><text:tab/><text:tab/><text:tab/>e.printStackTrace();</text:p>
      <text:p text:style-name="P1"><text:tab/><text:tab/><text:tab/><text:tab/>}</text:p>
      <text:p text:style-name="P1"><text:tab/><text:tab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25S</meta:editing-duration>
    <meta:editing-cycles>3</meta:editing-cycles>
    <meta:generator>LibreOffice/5.3.0.3$Windows_X86_64 LibreOffice_project/7074905676c47b82bbcfbea1aeefc84afe1c50e1</meta:generator>
    <dc:date>2017-12-28T21:48:53.181000000</dc:date>
    <meta:document-statistic meta:table-count="0" meta:image-count="0" meta:object-count="0" meta:page-count="2" meta:paragraph-count="48" meta:word-count="176" meta:character-count="991" meta:non-whitespace-character-count="775"/>
    <meta:user-defined meta:name="Info 1"/>
    <meta:user-defined meta:name="Info 2"/>
    <meta:user-defined meta:name="Info 3"/>
    <meta:user-defined meta:name="Info 4"/>
  </office:meta>
</office:document-meta>
</file>